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2d3" officeooo:paragraph-rsid="000a42d3"/>
    </style:style>
    <style:style style:name="P2" style:family="paragraph" style:parent-style-name="Standard">
      <style:text-properties officeooo:rsid="000bbc48" officeooo:paragraph-rsid="000bbc48"/>
    </style:style>
    <style:style style:name="T1" style:family="text">
      <style:text-properties officeooo:rsid="000c4f09"/>
    </style:style>
    <style:style style:name="T2" style:family="text">
      <style:text-properties officeooo:rsid="000db5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scéance <text:span text:style-name="T2">6 </text:span>15/02/2017</text:p>
      <text:p text:style-name="P1"/>
      <text:p text:style-name="P2">Ajout des fonctionnalités de deadzone et sauvegarde et chargement de l'objet chaise. <text:span text:style-name="T1">A demandé beaucoup de reflexion sur tableau blan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8S</meta:editing-duration>
    <meta:editing-cycles>6</meta:editing-cycles>
    <meta:generator>LibreOffice/5.1.5.2$Windows_x86 LibreOffice_project/7a864d8825610a8c07cfc3bc01dd4fce6a9447e5</meta:generator>
    <dc:date>2017-03-08T19:15:49.248000000</dc:date>
    <meta:document-statistic meta:table-count="0" meta:image-count="0" meta:object-count="0" meta:page-count="1" meta:paragraph-count="2" meta:word-count="25" meta:character-count="168" meta:non-whitespace-character-count="145"/>
    <meta:user-defined meta:name="Info 1"/>
    <meta:user-defined meta:name="Info 2"/>
    <meta:user-defined meta:name="Info 3"/>
    <meta:user-defined meta:name="Info 4"/>
  </office:meta>
</office:document-meta>
</file>